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216" calcext:value-type="float">
            <text:p>143.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784" calcext:value-type="float">
            <text:p>142.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4808" calcext:value-type="float">
            <text:p>140.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864" calcext:value-type="float">
            <text:p>141.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50088265101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